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2588b" officeooo:paragraph-rsid="0002588b"/>
    </style:style>
    <style:style style:name="P2" style:family="paragraph" style:parent-style-name="Text_20_body">
      <style:text-properties officeooo:paragraph-rsid="0002588b"/>
    </style:style>
    <style:style style:name="P3" style:family="paragraph" style:parent-style-name="Text_20_body">
      <style:paragraph-properties fo:break-before="page"/>
      <style:text-properties officeooo:paragraph-rsid="0002588b"/>
    </style:style>
    <style:style style:name="P4" style:family="paragraph" style:parent-style-name="Heading_20_2">
      <style:paragraph-properties fo:break-before="page"/>
      <style:text-properties officeooo:rsid="0002588b" officeooo:paragraph-rsid="0002588b"/>
    </style:style>
    <style:style style:name="P5" style:family="paragraph" style:parent-style-name="Text_20_body">
      <style:text-properties officeooo:rsid="0002588b" officeooo:paragraph-rsid="0002588b"/>
    </style:style>
    <style:style style:name="P6" style:family="paragraph" style:parent-style-name="Text_20_body">
      <style:text-properties officeooo:rsid="0002b952" officeooo:paragraph-rsid="0002b9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mo he creado proyecto DAW SPARTAN</text:h>
      <text:p text:style-name="P2"/>
      <text:p text:style-name="P3"/>
      <text:h text:style-name="P4" text:outline-level="2">BIBLIOGRAFÍA</text:h>
      <text:p text:style-name="P5"><text:a xlink:type="simple" xlink:href="https://supercharge.design/articles/how-to-create-beautiful-gradients" text:style-name="Internet_20_link" text:visited-style-name="Visited_20_Internet_20_Link">Aprender sobre gradientes</text:a> → <text:a xlink:type="simple" xlink:href="https://supercharge.design/articles/how-to-create-beautiful-gradients" text:style-name="Internet_20_link" text:visited-style-name="Visited_20_Internet_20_Link">https://supercharge.design/articles/how-to-create-beautiful-gradients</text:a></text:p>
      <text:p text:style-name="P6"><text:a xlink:type="simple" xlink:href="https://color.adobe.com/es/create/color-wheel" text:style-name="Internet_20_link" text:visited-style-name="Visited_20_Internet_20_Link">Rueda de colores</text:a> → https://color.adobe.com/es/create/color-whee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7T18:08:13.883560600</meta:creation-date>
    <dc:date>2026-04-07T18:14:29.267863500</dc:date>
    <meta:editing-duration>PT6M16S</meta:editing-duration>
    <meta:editing-cycles>2</meta:editing-cycles>
    <meta:generator>LibreOffice/25.8.5.2$Windows_X86_64 LibreOffice_project/9c8b85f387cc00a89945a79c9e6239f32e450ac2</meta:generator>
    <meta:document-statistic meta:table-count="0" meta:image-count="0" meta:object-count="0" meta:page-count="3" meta:paragraph-count="4" meta:word-count="17" meta:character-count="208" meta:non-whitespace-character-count="195"/>
  </office:meta>
</office:document-meta>
</file>